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3cm" fo:min-width="0.623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067cm" fo:min-width="1.7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174cm" fo:min-width="0.294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0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2.4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8cm" fo:min-width="0cm"/>
      <style:paragraph-properties style:writing-mode="lr-tb"/>
    </style:style>
    <style:style style:name="gr17" style:family="graphic" style:parent-style-name="standard">
      <style:graphic-properties draw:stroke="none" draw:fill="none" fo:min-height="1.32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en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non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Helvetica1" fo:font-size="18pt" fo:font-style="normal" fo:text-shadow="none" style:text-underline-style="none" fo:font-weight="normal" style:letter-kerning="true" style:font-name-asian="Helvetica1" style:font-size-asian="18pt" style:font-style-asian="normal" style:font-weight-asian="normal" style:font-name-complex="Helvetic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-33% 100%" style:font-name="Helvetica1" fo:font-size="10pt" fo:font-style="normal" fo:text-shadow="none" style:text-underline-style="none" fo:font-weight="normal" style:letter-kerning="true" style:font-name-asian="Helvetica1" style:font-size-asian="10pt" style:font-style-asian="normal" style:font-weight-asian="normal" style:font-name-complex="Helvetica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7cm" svg:height="1.587cm" svg:x="3.223cm" svg:y="7.032cm">
          <text:p text:style-name="P1">+</text:p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016cm" svg:y1="7.032cm" svg:x2="4.016cm" svg:y2="4.492cm">
          <text:p/>
        </draw:line>
        <draw:line draw:style-name="gr2" draw:text-style-name="P3" draw:layer="layout" svg:x1="6.555cm" svg:y1="4.492cm" svg:x2="6.555cm" svg:y2="4.81cm">
          <text:p/>
        </draw:line>
        <draw:line draw:style-name="gr2" draw:text-style-name="P3" draw:layer="layout" svg:x1="7.826cm" svg:y1="3.54cm" svg:x2="7.826cm" svg:y2="4.81cm">
          <text:p/>
        </draw:line>
        <draw:custom-shape draw:style-name="gr3" draw:text-style-name="P4" draw:layer="layout" svg:width="0.317cm" svg:height="0.317cm" svg:x="6.397cm" svg:y="4.80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4.016cm" svg:y1="4.492cm" svg:x2="6.556cm" svg:y2="4.492cm">
          <text:p/>
        </draw:line>
        <draw:custom-shape draw:style-name="gr3" draw:text-style-name="P4" draw:layer="layout" svg:width="0.318cm" svg:height="0.001cm" svg:x="6.461cm" svg:y="5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016cm" svg:y1="8.62cm" svg:x2="4.016cm" svg:y2="11.16cm">
          <text:p/>
        </draw:line>
        <draw:line draw:style-name="gr2" draw:text-style-name="P3" draw:layer="layout" svg:x1="6.555cm" svg:y1="11.161cm" svg:x2="6.555cm" svg:y2="10.843cm">
          <text:p/>
        </draw:line>
        <draw:custom-shape draw:style-name="gr3" draw:text-style-name="P4" draw:layer="layout" svg:width="0.317cm" svg:height="0.317cm" svg:x="6.397cm" svg:y="10.522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4.016cm" svg:y1="11.161cm" svg:x2="6.556cm" svg:y2="11.161cm">
          <text:p/>
        </draw:line>
        <draw:custom-shape draw:style-name="gr3" draw:text-style-name="P4" draw:layer="layout" svg:width="0.318cm" svg:height="0.001cm" svg:x="6.397cm" svg:y="10.84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3" draw:layer="layout" svg:x1="1.793cm" svg:y1="3.54cm" svg:x2="1.793cm" svg:y2="9.89cm">
          <text:p/>
        </draw:line>
        <draw:line draw:style-name="gr2" draw:text-style-name="P3" draw:layer="layout" svg:x1="7.826cm" svg:y1="3.54cm" svg:x2="1.793cm" svg:y2="3.54cm">
          <text:p/>
        </draw:line>
        <draw:line draw:style-name="gr2" draw:text-style-name="P3" draw:layer="layout" svg:x1="1.793cm" svg:y1="9.89cm" svg:x2="4.016cm" svg:y2="9.89cm">
          <text:p/>
        </draw:line>
        <draw:line draw:style-name="gr2" draw:text-style-name="P3" draw:layer="layout" svg:x1="8.025cm" svg:y1="12.112cm" svg:x2="8.025cm" svg:y2="10.842cm">
          <text:p/>
        </draw:line>
        <draw:custom-shape draw:style-name="gr3" draw:text-style-name="P4" draw:layer="layout" svg:width="0.317cm" svg:height="0.317cm" svg:x="7.867cm" svg:y="10.52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2.27cm" svg:y1="12.112cm" svg:x2="2.27cm" svg:y2="5.762cm">
          <text:p/>
        </draw:line>
        <draw:line draw:style-name="gr2" draw:text-style-name="P3" draw:layer="layout" svg:x1="7.985cm" svg:y1="12.112cm" svg:x2="2.27cm" svg:y2="12.112cm">
          <text:p/>
        </draw:line>
        <draw:line draw:style-name="gr2" draw:text-style-name="P3" draw:layer="layout" svg:x1="3.857cm" svg:y1="5.762cm" svg:x2="2.27cm" svg:y2="5.762cm">
          <text:p/>
        </draw:line>
        <draw:custom-shape draw:style-name="gr3" draw:text-style-name="P4" draw:layer="layout" svg:width="0.318cm" svg:height="0.001cm" svg:x="7.866cm" svg:y="10.84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0.317cm" svg:height="0.317cm" svg:x="7.667cm" svg:y="4.80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254cm" svg:height="0.002cm" svg:x="7.731cm" svg:y="5.12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4" draw:layer="layout" svg:width="0.318cm" svg:height="0.317cm" svg:x="3.845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8cm" svg:height="0.317cm" svg:x="3.845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635cm" svg:height="0.962cm" svg:x="3.222cm" svg:y="4.492cm">
          <draw:text-box>
            <text:p>1</text:p>
          </draw:text-box>
        </draw:frame>
        <draw:custom-shape draw:style-name="gr3" draw:text-style-name="P4" draw:layer="layout" svg:width="0.318cm" svg:height="0.317cm" svg:x="3.846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635cm" svg:height="1.673cm" svg:x="3.222cm" svg:y="8.928cm">
          <draw:text-box>
            <text:p>3</text:p>
            <text:p/>
          </draw:text-box>
        </draw:frame>
        <draw:line draw:style-name="gr2" draw:text-style-name="P3" draw:layer="layout" svg:x1="6.576cm" svg:y1="5.115cm" svg:x2="6.576cm" svg:y2="6.068cm">
          <text:p/>
        </draw:line>
        <draw:line draw:style-name="gr2" draw:text-style-name="P3" draw:layer="layout" svg:x1="7.846cm" svg:y1="5.115cm" svg:x2="7.846cm" svg:y2="6.068cm">
          <text:p/>
        </draw:line>
        <draw:line draw:style-name="gr2" draw:text-style-name="P3" draw:layer="layout" svg:x1="6.576cm" svg:y1="6.068cm" svg:x2="7.846cm" svg:y2="6.068cm">
          <text:p/>
        </draw:line>
        <draw:line draw:style-name="gr2" draw:text-style-name="P3" draw:layer="layout" svg:x1="7.211cm" svg:y1="6.068cm" svg:x2="7.211cm" svg:y2="9.243cm">
          <text:p/>
        </draw:line>
        <draw:line draw:style-name="gr2" draw:text-style-name="P3" draw:layer="layout" svg:x1="6.576cm" svg:y1="10.513cm" svg:x2="6.576cm" svg:y2="9.243cm">
          <text:p/>
        </draw:line>
        <draw:line draw:style-name="gr2" draw:text-style-name="P3" draw:layer="layout" svg:x1="6.576cm" svg:y1="9.243cm" svg:x2="8.049cm" svg:y2="9.255cm">
          <text:p/>
        </draw:line>
        <draw:line draw:style-name="gr2" draw:text-style-name="P3" draw:layer="layout" svg:x1="8.049cm" svg:y1="10.525cm" svg:x2="8.049cm" svg:y2="9.255cm">
          <text:p/>
        </draw:line>
        <draw:custom-shape draw:style-name="gr6" draw:text-style-name="P4" draw:layer="layout" svg:width="0.318cm" svg:height="1.905cm" svg:x="7.032cm" svg:y="6.71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311cm" svg:height="1.673cm" svg:x="5.721cm" svg:y="7.264cm">
          <draw:text-box>
            <text:p>R1</text:p>
            <text:p/>
          </draw:text-box>
        </draw:frame>
        <draw:line draw:style-name="gr2" draw:text-style-name="P3" draw:layer="layout" svg:x1="7.667cm" svg:y1="6.08cm" svg:x2="10.842cm" svg:y2="6.08cm">
          <text:p/>
        </draw:line>
        <draw:line draw:style-name="gr2" draw:text-style-name="P3" draw:layer="layout" svg:x1="10.842cm" svg:y1="6.08cm" svg:x2="10.842cm" svg:y2="7.032cm">
          <text:p/>
        </draw:line>
        <draw:line draw:style-name="gr2" draw:text-style-name="P3" draw:layer="layout" svg:x1="10.207cm" svg:y1="7.032cm" svg:x2="11.477cm" svg:y2="7.032cm">
          <text:p/>
        </draw:line>
        <draw:line draw:style-name="gr2" draw:text-style-name="P3" draw:layer="layout" svg:x1="10.207cm" svg:y1="7.35cm" svg:x2="11.477cm" svg:y2="7.35cm">
          <text:p/>
        </draw:line>
        <draw:line draw:style-name="gr2" draw:text-style-name="P3" draw:layer="layout" svg:x1="7.985cm" svg:y1="9.255cm" svg:x2="10.842cm" svg:y2="9.255cm">
          <text:p/>
        </draw:line>
        <draw:line draw:style-name="gr2" draw:text-style-name="P6" draw:layer="layout" svg:x1="10.842cm" svg:y1="7.35cm" svg:x2="10.842cm" svg:y2="9.255cm">
          <text:p/>
        </draw:line>
        <draw:frame draw:style-name="gr8" draw:text-style-name="P5" draw:layer="layout" svg:width="0.959cm" svg:height="0.962cm" svg:x="9.255cm" svg:y="6.715cm">
          <draw:text-box>
            <text:p>C</text:p>
          </draw:text-box>
        </draw:frame>
        <draw:line draw:style-name="gr2" draw:text-style-name="P3" draw:layer="layout" svg:x1="10.842cm" svg:y1="6.08cm" svg:x2="14.652cm" svg:y2="6.08cm">
          <text:p/>
        </draw:line>
        <draw:line draw:style-name="gr2" draw:text-style-name="P3" draw:layer="layout" svg:x1="14.81cm" svg:y1="6.08cm" svg:x2="14.81cm" svg:y2="9.255cm">
          <text:p/>
        </draw:line>
        <draw:line draw:style-name="gr2" draw:text-style-name="P3" draw:layer="layout" svg:x1="10.842cm" svg:y1="9.255cm" svg:x2="17.51cm" svg:y2="9.255cm">
          <text:p/>
        </draw:line>
        <draw:line draw:style-name="gr2" draw:text-style-name="P3" draw:layer="layout" svg:x1="17.669cm" svg:y1="6.08cm" svg:x2="17.669cm" svg:y2="9.255cm">
          <text:p/>
        </draw:line>
        <draw:line draw:style-name="gr2" draw:text-style-name="P3" draw:layer="layout" svg:x1="14.652cm" svg:y1="6.08cm" svg:x2="17.51cm" svg:y2="6.08cm">
          <text:p/>
        </draw:line>
        <draw:custom-shape draw:style-name="gr9" draw:text-style-name="P4" draw:layer="layout" svg:width="2.222cm" svg:height="0.317cm" svg:x="11.795cm" svg:y="5.863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311cm" svg:height="0.962cm" svg:x="12.112cm" svg:y="4.8cm">
          <draw:text-box>
            <text:p>R2</text:p>
          </draw:text-box>
        </draw:frame>
        <draw:custom-shape draw:style-name="gr11" draw:text-style-name="P4" draw:layer="layout" svg:width="1.588cm" svg:height="1.27cm" svg:x="14.017cm" svg:y="6.715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1.588cm" svg:height="0.001cm" svg:x="14.017cm" svg:y="7.9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88cm" svg:height="1.27cm" svg:x="16.875cm" svg:y="6.715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1.588cm" svg:height="0.001cm" svg:x="16.875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8cm" svg:x="17.51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7cm" svg:height="0.318cm" svg:x="17.51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0.853cm" svg:height="0.962cm" svg:x="17.609cm" svg:y="5.127cm">
          <draw:text-box>
            <text:p>5</text:p>
          </draw:text-box>
        </draw:frame>
        <draw:frame draw:style-name="gr14" draw:text-style-name="P5" draw:layer="layout" svg:width="2.222cm" svg:height="2.384cm" svg:x="7.032cm" svg:y="9.255cm">
          <draw:text-box>
            <text:p>0</text:p>
          </draw:text-box>
        </draw:frame>
        <draw:line draw:style-name="gr2" draw:text-style-name="P3" draw:layer="layout" svg:x1="12.747cm" svg:y1="9.255cm" svg:x2="12.747cm" svg:y2="9.89cm">
          <text:p/>
        </draw:line>
        <draw:line draw:style-name="gr2" draw:text-style-name="P3" draw:layer="layout" svg:x1="11.927cm" svg:y1="9.912cm" svg:x2="13.515cm" svg:y2="9.912cm">
          <text:p/>
        </draw:line>
        <draw:line draw:style-name="gr2" draw:text-style-name="P3" draw:layer="layout" svg:x1="12.112cm" svg:y1="10.207cm" svg:x2="13.382cm" svg:y2="10.207cm">
          <text:p/>
        </draw:line>
        <draw:line draw:style-name="gr2" draw:text-style-name="P3" draw:layer="layout" svg:x1="12.43cm" svg:y1="10.525cm" svg:x2="13.065cm" svg:y2="10.525cm">
          <text:p/>
        </draw:line>
        <draw:custom-shape draw:style-name="gr15" draw:text-style-name="P4" draw:layer="layout" svg:width="4.127cm" svg:height="0.001cm" svg:x="6.715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8cm" svg:height="0.317cm" svg:x="7.032cm" svg:y="5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8cm" svg:height="0.317cm" svg:x="7.032cm" svg:y="9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0.853cm" svg:height="0.962cm" svg:x="6.814cm" svg:y="5.118cm">
          <draw:text-box>
            <text:p>2</text:p>
          </draw:text-box>
        </draw:frame>
        <draw:frame draw:style-name="gr16" draw:text-style-name="P8" draw:layer="layout" svg:width="3.384cm" svg:height="2.208cm" svg:x="14.443cm" svg:y="4.492cm">
          <draw:text-box>
            <text:p text:style-name="P7"><text:span text:style-name="T1">2x(I</text:span><text:span text:style-name="T2">S</text:span><text:span text:style-name="T1">, nη)</text:span></text:p>
            <text:p text:style-name="P7"><text:span text:style-name="T1"><text:s text:c="3"/></text:span><text:span text:style-name="T1">n=20</text:span></text:p>
          </draw:text-box>
        </draw:frame>
        <draw:frame draw:style-name="gr17" draw:text-style-name="P9" draw:layer="layout" svg:width="2.858cm" svg:height="1.574cm" svg:x="7.985cm" svg:y="4.492cm">
          <draw:text-box>
            <text:p><text:span text:style-name="T1">4x(I</text:span><text:span text:style-name="T2">S</text:span><text:span text:style-name="T1">, η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4-29T16:17:07.474584381</meta:creation-date>
    <dc:date>2021-04-29T17:09:19.098477336</dc:date>
    <meta:editing-duration>PT30M54S</meta:editing-duration>
    <meta:editing-cycles>7</meta:editing-cycles>
    <meta:generator>LibreOffice/7.1.1.2$MacOSX_X86_64 LibreOffice_project/fe0b08f4af1bacafe4c7ecc87ce55bb426164676</meta:generator>
    <meta:document-statistic meta:object-count="69"/>
  </office:meta>
</office:document-meta>
</file>